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justify" style:justify-single-word="false"/>
      <style:text-properties fo:language="fr" fo:country="FR" fo:font-weight="normal" officeooo:paragraph-rsid="001133b5" style:language-asian="zxx" style:country-asian="none" style:font-weight-asian="normal" style:language-complex="zxx" style:country-complex="none" style:font-weight-complex="normal"/>
    </style:style>
    <style:style style:name="P2" style:family="paragraph" style:parent-style-name="Standard">
      <style:paragraph-properties fo:text-align="justify" style:justify-single-word="false"/>
      <style:text-properties fo:language="fr" fo:country="FR" officeooo:rsid="002723f8" officeooo:paragraph-rsid="000d711a" style:font-size-asian="10.5pt" style:language-asian="zxx" style:country-asian="none" style:font-weight-asian="normal" style:language-complex="zxx" style:country-complex="none"/>
    </style:style>
    <style:style style:name="P3" style:family="paragraph" style:parent-style-name="Standard">
      <style:paragraph-properties fo:text-align="justify" style:justify-single-word="false"/>
      <style:text-properties fo:font-size="10.5pt" fo:language="fr" fo:country="FR" officeooo:rsid="00217ef5" officeooo:paragraph-rsid="000afbe8" style:font-size-asian="10.5pt" style:language-asian="zxx" style:country-asian="none" style:font-size-complex="10.5pt" style:language-complex="zxx" style:country-complex="none"/>
    </style:style>
    <style:style style:name="P4" style:family="paragraph" style:parent-style-name="Standard">
      <style:paragraph-properties fo:text-align="justify" style:justify-single-word="false"/>
      <style:text-properties fo:font-size="10.5pt" fo:language="fr" fo:country="FR" officeooo:rsid="00217ef5" officeooo:paragraph-rsid="001f6b67" style:font-size-asian="10.5pt" style:language-asian="zxx" style:country-asian="none" style:font-size-complex="10.5pt" style:language-complex="zxx" style:country-complex="none"/>
    </style:style>
    <style:style style:name="P5" style:family="paragraph" style:parent-style-name="Standard">
      <style:paragraph-properties fo:text-align="justify" style:justify-single-word="false"/>
      <style:text-properties fo:font-size="10.5pt" fo:language="fr" fo:country="FR" officeooo:rsid="00259d34" officeooo:paragraph-rsid="000d711a" style:font-size-asian="10.5pt" style:language-asian="zxx" style:country-asian="none" style:font-weight-asian="normal" style:font-size-complex="10.5pt" style:language-complex="zxx" style:country-complex="none"/>
    </style:style>
    <style:style style:name="P6" style:family="paragraph" style:parent-style-name="Standard">
      <style:paragraph-properties fo:text-align="justify" style:justify-single-word="false"/>
      <style:text-properties fo:font-size="10.5pt" fo:language="fr" fo:country="FR" officeooo:rsid="0015b8e9" officeooo:paragraph-rsid="0015b8e9" style:font-size-asian="10.5pt" style:language-asian="zxx" style:country-asian="none" style:font-weight-asian="normal" style:font-size-complex="10.5pt" style:language-complex="zxx" style:country-complex="none"/>
    </style:style>
    <style:style style:name="P7" style:family="paragraph" style:parent-style-name="Standard">
      <style:paragraph-properties fo:text-align="justify" style:justify-single-word="false"/>
      <style:text-properties fo:font-size="10.5pt" fo:language="fr" fo:country="FR" fo:font-style="normal" officeooo:rsid="002723f8" officeooo:paragraph-rsid="000d711a" style:font-size-asian="10.5pt" style:language-asian="zxx" style:country-asian="none" style:font-style-asian="normal" style:font-weight-asian="normal" style:font-size-complex="10.5pt" style:language-complex="zxx" style:country-complex="none" style:font-style-complex="normal"/>
    </style:style>
    <style:style style:name="P8" style:family="paragraph" style:parent-style-name="Standard">
      <style:paragraph-properties fo:text-align="justify" style:justify-single-word="false"/>
      <style:text-properties fo:font-size="10.5pt" officeooo:rsid="0027450e" officeooo:paragraph-rsid="000b7c71" style:font-size-asian="10.5pt" style:font-weight-asian="normal" style:font-size-complex="10.5pt"/>
    </style:style>
    <style:style style:name="P9" style:family="paragraph" style:parent-style-name="Standard">
      <style:paragraph-properties fo:text-align="justify" style:justify-single-word="false"/>
      <style:text-properties fo:font-size="10.5pt" officeooo:rsid="00259d34" officeooo:paragraph-rsid="000d711a" style:font-size-asian="10.5pt" style:font-weight-asian="normal" style:font-size-complex="10.5pt"/>
    </style:style>
    <style:style style:name="P10" style:family="paragraph" style:parent-style-name="Standard">
      <style:paragraph-properties fo:text-align="justify" style:justify-single-word="false"/>
      <style:text-properties fo:font-size="10.5pt" officeooo:rsid="001133b5" officeooo:paragraph-rsid="001133b5" style:font-size-asian="10.5pt" style:font-weight-asian="normal" style:font-size-complex="10.5pt"/>
    </style:style>
    <style:style style:name="P11" style:family="paragraph" style:parent-style-name="Standard">
      <style:paragraph-properties fo:text-align="justify" style:justify-single-word="false"/>
      <style:text-properties fo:font-size="10.5pt" fo:font-style="normal" officeooo:rsid="002723f8" officeooo:paragraph-rsid="000d711a" style:font-size-asian="10.5pt" style:font-style-asian="normal" style:font-weight-asian="normal" style:font-size-complex="10.5pt" style:font-style-complex="normal"/>
    </style:style>
    <style:style style:name="P12" style:family="paragraph" style:parent-style-name="Text_20_body">
      <style:paragraph-properties fo:text-align="justify" style:justify-single-word="false"/>
      <style:text-properties fo:language="fr" fo:country="FR" officeooo:paragraph-rsid="000afbe8" style:language-asian="zxx" style:country-asian="none" style:language-complex="zxx" style:country-complex="none"/>
    </style:style>
    <style:style style:name="P13" style:family="paragraph" style:parent-style-name="Text_20_body">
      <style:paragraph-properties fo:text-align="justify" style:justify-single-word="false"/>
      <style:text-properties fo:language="fr" fo:country="FR" officeooo:rsid="000d711a" officeooo:paragraph-rsid="000d711a" style:language-asian="zxx" style:country-asian="none" style:language-complex="zxx" style:country-complex="none"/>
    </style:style>
    <style:style style:name="P14" style:family="paragraph" style:parent-style-name="Text_20_body">
      <style:paragraph-properties fo:text-align="justify" style:justify-single-word="false"/>
      <style:text-properties fo:language="fr" fo:country="FR" fo:font-weight="bold" officeooo:paragraph-rsid="000afbe8" style:language-asian="zxx" style:country-asian="none" style:font-weight-asian="bold" style:language-complex="zxx" style:country-complex="none" style:font-weight-complex="bold"/>
    </style:style>
    <style:style style:name="P15" style:family="paragraph" style:parent-style-name="Text_20_body">
      <style:paragraph-properties fo:text-align="justify" style:justify-single-word="false"/>
      <style:text-properties fo:language="fr" fo:country="FR" fo:font-weight="bold" officeooo:paragraph-rsid="000b7c71" style:language-asian="zxx" style:country-asian="none" style:font-weight-asian="bold" style:language-complex="zxx" style:country-complex="none" style:font-weight-complex="bold"/>
    </style:style>
    <style:style style:name="P16" style:family="paragraph" style:parent-style-name="Text_20_body">
      <style:paragraph-properties fo:text-align="justify" style:justify-single-word="false"/>
      <style:text-properties fo:language="fr" fo:country="FR" fo:font-weight="bold" officeooo:rsid="000d711a" officeooo:paragraph-rsid="000d711a" style:language-asian="zxx" style:country-asian="none" style:font-weight-asian="bold" style:language-complex="zxx" style:country-complex="none" style:font-weight-complex="bold"/>
    </style:style>
    <style:style style:name="P17" style:family="paragraph" style:parent-style-name="Text_20_body">
      <style:paragraph-properties fo:text-align="justify" style:justify-single-word="false"/>
      <style:text-properties fo:language="fr" fo:country="FR" officeooo:paragraph-rsid="000b7c71" fo:background-color="#ffff66" style:language-asian="zxx" style:country-asian="none" style:language-complex="zxx" style:country-complex="none"/>
    </style:style>
    <style:style style:name="P18" style:family="paragraph" style:parent-style-name="Text_20_body">
      <style:paragraph-properties fo:text-align="justify" style:justify-single-word="false"/>
      <style:text-properties fo:language="fr" fo:country="FR" officeooo:paragraph-rsid="001f6b67" fo:background-color="#ffff66" style:language-asian="zxx" style:country-asian="none" style:language-complex="zxx" style:country-complex="none"/>
    </style:style>
    <style:style style:name="P19" style:family="paragraph" style:parent-style-name="Text_20_body">
      <style:paragraph-properties fo:text-align="justify" style:justify-single-word="false"/>
      <style:text-properties fo:language="fr" fo:country="FR" officeooo:paragraph-rsid="000b7c71" fo:background-color="transparent" style:language-asian="zxx" style:country-asian="none" style:language-complex="zxx" style:country-complex="none"/>
    </style:style>
    <style:style style:name="P20" style:family="paragraph" style:parent-style-name="Text_20_body">
      <style:paragraph-properties fo:text-align="justify" style:justify-single-word="false"/>
      <style:text-properties fo:language="fr" fo:country="FR" officeooo:paragraph-rsid="001f6b67" fo:background-color="transparent" style:language-asian="zxx" style:country-asian="none" style:language-complex="zxx" style:country-complex="none"/>
    </style:style>
    <style:style style:name="P21" style:family="paragraph" style:parent-style-name="Text_20_body">
      <style:paragraph-properties fo:text-align="justify" style:justify-single-word="false"/>
      <style:text-properties fo:font-size="10.5pt" fo:language="fr" fo:country="FR" officeooo:rsid="000afbe8" officeooo:paragraph-rsid="000afbe8" style:font-size-asian="10.5pt" style:language-asian="zxx" style:country-asian="none" style:font-size-complex="10.5pt" style:language-complex="zxx" style:country-complex="none"/>
    </style:style>
    <style:style style:name="P22" style:family="paragraph" style:parent-style-name="Text_20_body">
      <style:paragraph-properties fo:text-align="justify" style:justify-single-word="false"/>
      <style:text-properties fo:font-size="10.5pt" fo:language="fr" fo:country="FR" officeooo:paragraph-rsid="000afbe8" style:font-size-asian="10.5pt" style:language-asian="zxx" style:country-asian="none" style:font-size-complex="10.5pt" style:language-complex="zxx" style:country-complex="none"/>
    </style:style>
    <style:style style:name="P23" style:family="paragraph" style:parent-style-name="Text_20_body">
      <style:paragraph-properties fo:text-align="justify" style:justify-single-word="false"/>
      <style:text-properties fo:font-size="10.5pt" fo:language="fr" fo:country="FR" officeooo:paragraph-rsid="000b7c71" style:font-size-asian="10.5pt" style:language-asian="zxx" style:country-asian="none" style:font-size-complex="10.5pt" style:language-complex="zxx" style:country-complex="none"/>
    </style:style>
    <style:style style:name="P24" style:family="paragraph" style:parent-style-name="Text_20_body">
      <style:paragraph-properties fo:text-align="justify" style:justify-single-word="false"/>
      <style:text-properties fo:font-size="10.5pt" fo:language="fr" fo:country="FR" officeooo:paragraph-rsid="001133b5" style:font-size-asian="10.5pt" style:language-asian="zxx" style:country-asian="none" style:font-size-complex="10.5pt" style:language-complex="zxx" style:country-complex="none"/>
    </style:style>
    <style:style style:name="P25" style:family="paragraph" style:parent-style-name="Text_20_body">
      <style:paragraph-properties fo:text-align="justify" style:justify-single-word="false"/>
      <style:text-properties fo:font-size="10.5pt" fo:language="fr" fo:country="FR" officeooo:paragraph-rsid="001956a1" style:font-size-asian="10.5pt" style:language-asian="zxx" style:country-asian="none" style:font-size-complex="10.5pt" style:language-complex="zxx" style:country-complex="none"/>
    </style:style>
    <style:style style:name="P26" style:family="paragraph" style:parent-style-name="Text_20_body">
      <style:paragraph-properties fo:text-align="justify" style:justify-single-word="false"/>
      <style:text-properties fo:font-size="10.5pt" fo:language="fr" fo:country="FR" officeooo:paragraph-rsid="001f6b67" style:font-size-asian="10.5pt" style:language-asian="zxx" style:country-asian="none" style:font-size-complex="10.5pt" style:language-complex="zxx" style:country-complex="none"/>
    </style:style>
    <style:style style:name="P27" style:family="paragraph" style:parent-style-name="Text_20_body">
      <style:paragraph-properties fo:text-align="justify" style:justify-single-word="false"/>
      <style:text-properties fo:font-size="10.5pt" fo:language="fr" fo:country="FR" officeooo:rsid="001133b5" officeooo:paragraph-rsid="001133b5" style:font-size-asian="10.5pt" style:language-asian="zxx" style:country-asian="none" style:font-size-complex="10.5pt" style:language-complex="zxx" style:country-complex="none"/>
    </style:style>
    <style:style style:name="P28" style:family="paragraph" style:parent-style-name="Text_20_body">
      <style:paragraph-properties fo:text-align="justify" style:justify-single-word="false"/>
      <style:text-properties fo:font-size="10.5pt" fo:language="fr" fo:country="FR" officeooo:rsid="001133b5" officeooo:paragraph-rsid="00153e40" style:font-size-asian="10.5pt" style:language-asian="zxx" style:country-asian="none" style:font-size-complex="10.5pt" style:language-complex="zxx" style:country-complex="none"/>
    </style:style>
    <style:style style:name="P29" style:family="paragraph" style:parent-style-name="Text_20_body">
      <style:paragraph-properties fo:text-align="justify" style:justify-single-word="false"/>
      <style:text-properties fo:font-size="10.5pt" fo:language="fr" fo:country="FR" officeooo:rsid="001133b5" officeooo:paragraph-rsid="001f6b67" style:font-size-asian="10.5pt" style:language-asian="zxx" style:country-asian="none" style:font-size-complex="10.5pt" style:language-complex="zxx" style:country-complex="none"/>
    </style:style>
    <style:style style:name="P30" style:family="paragraph" style:parent-style-name="Text_20_body">
      <style:paragraph-properties fo:text-align="justify" style:justify-single-word="false"/>
      <style:text-properties fo:font-size="10.5pt" fo:language="fr" fo:country="FR" officeooo:rsid="00138f43" officeooo:paragraph-rsid="00138f43" style:font-size-asian="10.5pt" style:language-asian="zxx" style:country-asian="none" style:font-size-complex="10.5pt" style:language-complex="zxx" style:country-complex="none"/>
    </style:style>
    <style:style style:name="P31" style:family="paragraph" style:parent-style-name="Text_20_body">
      <style:paragraph-properties fo:text-align="justify" style:justify-single-word="false"/>
      <style:text-properties fo:font-size="10.5pt" fo:language="fr" fo:country="FR" officeooo:rsid="001bfc43" officeooo:paragraph-rsid="001bfc43" style:font-size-asian="10.5pt" style:language-asian="zxx" style:country-asian="none" style:font-size-complex="10.5pt" style:language-complex="zxx" style:country-complex="none"/>
    </style:style>
    <style:style style:name="P32" style:family="paragraph" style:parent-style-name="Text_20_body">
      <style:paragraph-properties fo:text-align="justify" style:justify-single-word="false"/>
      <style:text-properties fo:font-size="10.5pt" fo:language="fr" fo:country="FR" officeooo:rsid="001f6b67" officeooo:paragraph-rsid="001f6b67" style:font-size-asian="10.5pt" style:language-asian="zxx" style:country-asian="none" style:font-size-complex="10.5pt" style:language-complex="zxx" style:country-complex="none"/>
    </style:style>
    <style:style style:name="P33" style:family="paragraph" style:parent-style-name="Text_20_body">
      <style:paragraph-properties fo:text-align="justify" style:justify-single-word="false"/>
      <style:text-properties fo:font-size="10.5pt" fo:language="fr" fo:country="FR" fo:font-weight="normal" officeooo:rsid="000d711a" officeooo:paragraph-rsid="000d711a" style:font-size-asian="10.5pt" style:language-asian="zxx" style:country-asian="none" style:font-weight-asian="normal" style:font-size-complex="10.5pt" style:language-complex="zxx" style:country-complex="none" style:font-weight-complex="normal"/>
    </style:style>
    <style:style style:name="P34" style:family="paragraph" style:parent-style-name="Text_20_body">
      <style:paragraph-properties fo:text-align="justify" style:justify-single-word="false"/>
      <style:text-properties fo:font-size="10.5pt" fo:language="fr" fo:country="FR" fo:font-weight="normal" officeooo:rsid="000d711a" officeooo:paragraph-rsid="001956a1" style:font-size-asian="10.5pt" style:language-asian="zxx" style:country-asian="none" style:font-weight-asian="normal" style:font-size-complex="10.5pt" style:language-complex="zxx" style:country-complex="none" style:font-weight-complex="normal"/>
    </style:style>
    <style:style style:name="P35" style:family="paragraph" style:parent-style-name="Text_20_body">
      <style:paragraph-properties fo:text-align="justify" style:justify-single-word="false"/>
      <style:text-properties fo:font-size="10.5pt" fo:language="fr" fo:country="FR" fo:font-weight="normal" officeooo:rsid="000b7c71" officeooo:paragraph-rsid="000b7c71" style:font-size-asian="10.5pt" style:language-asian="zxx" style:country-asian="none" style:font-weight-asian="normal" style:font-size-complex="10.5pt" style:language-complex="zxx" style:country-complex="none" style:font-weight-complex="normal"/>
    </style:style>
    <style:style style:name="P36" style:family="paragraph" style:parent-style-name="Text_20_body">
      <style:paragraph-properties fo:text-align="justify" style:justify-single-word="false"/>
      <style:text-properties fo:font-size="10.5pt" fo:language="fr" fo:country="FR" fo:font-weight="normal" officeooo:paragraph-rsid="000d711a" style:font-size-asian="10.5pt" style:language-asian="zxx" style:country-asian="none" style:font-weight-asian="normal" style:font-size-complex="10.5pt" style:language-complex="zxx" style:country-complex="none" style:font-weight-complex="normal"/>
    </style:style>
    <style:style style:name="P37" style:family="paragraph" style:parent-style-name="Text_20_body">
      <style:paragraph-properties fo:text-align="justify" style:justify-single-word="false"/>
      <style:text-properties fo:font-size="10.5pt" fo:language="fr" fo:country="FR" fo:font-weight="normal" officeooo:rsid="00138f43" officeooo:paragraph-rsid="00138f43" style:font-size-asian="10.5pt" style:language-asian="zxx" style:country-asian="none" style:font-weight-asian="normal" style:font-size-complex="10.5pt" style:language-complex="zxx" style:country-complex="none" style:font-weight-complex="normal"/>
    </style:style>
    <style:style style:name="P38" style:family="paragraph" style:parent-style-name="Text_20_body">
      <style:paragraph-properties fo:text-align="justify" style:justify-single-word="false"/>
      <style:text-properties fo:font-size="10.5pt" fo:language="fr" fo:country="FR" fo:font-style="italic" fo:font-weight="normal" officeooo:rsid="00138f43" officeooo:paragraph-rsid="00138f43" style:font-size-asian="10.5pt" style:language-asian="zxx" style:country-asian="none" style:font-style-asian="italic" style:font-weight-asian="normal" style:font-size-complex="10.5pt" style:language-complex="zxx" style:country-complex="none" style:font-style-complex="italic" style:font-weight-complex="normal"/>
    </style:style>
    <style:style style:name="P39" style:family="paragraph" style:parent-style-name="Text_20_body">
      <style:paragraph-properties fo:text-align="justify" style:justify-single-word="false"/>
      <style:text-properties fo:font-size="10.5pt" fo:language="fr" fo:country="FR" fo:font-style="normal" fo:font-weight="normal" officeooo:rsid="001133b5" officeooo:paragraph-rsid="001133b5" style:font-size-asian="10.5pt" style:language-asian="zxx" style:country-asian="none" style:font-style-asian="normal" style:font-weight-asian="normal" style:font-size-complex="10.5pt" style:language-complex="zxx" style:country-complex="none" style:font-style-complex="normal" style:font-weight-complex="normal"/>
    </style:style>
    <style:style style:name="P40" style:family="paragraph" style:parent-style-name="Text_20_body">
      <style:paragraph-properties fo:text-align="justify" style:justify-single-word="false"/>
      <style:text-properties fo:font-size="10.5pt" fo:language="fr" fo:country="FR" fo:font-style="normal" fo:font-weight="normal" officeooo:rsid="001133b5" officeooo:paragraph-rsid="001f6b67" style:font-size-asian="10.5pt" style:language-asian="zxx" style:country-asian="none" style:font-style-asian="normal" style:font-weight-asian="normal" style:font-size-complex="10.5pt" style:language-complex="zxx" style:country-complex="none" style:font-style-complex="normal" style:font-weight-complex="normal"/>
    </style:style>
    <style:style style:name="P41" style:family="paragraph" style:parent-style-name="Text_20_body">
      <style:paragraph-properties fo:text-align="justify" style:justify-single-word="false"/>
      <style:text-properties fo:font-size="10.5pt" fo:language="fr" fo:country="FR" fo:font-style="normal" fo:font-weight="normal" officeooo:rsid="000e9e42" officeooo:paragraph-rsid="000e9e42" style:font-size-asian="10.5pt" style:language-asian="zxx" style:country-asian="none" style:font-style-asian="normal" style:font-weight-asian="normal" style:font-size-complex="10.5pt" style:language-complex="zxx" style:country-complex="none" style:font-style-complex="normal" style:font-weight-complex="normal"/>
    </style:style>
    <style:style style:name="P42" style:family="paragraph" style:parent-style-name="Text_20_body">
      <style:paragraph-properties fo:text-align="justify" style:justify-single-word="false"/>
      <style:text-properties fo:font-size="10.5pt" fo:language="fr" fo:country="FR" fo:font-style="normal" fo:font-weight="normal" officeooo:rsid="000e9e42" officeooo:paragraph-rsid="001f6b67" style:font-size-asian="10.5pt" style:language-asian="zxx" style:country-asian="none" style:font-style-asian="normal" style:font-weight-asian="normal" style:font-size-complex="10.5pt" style:language-complex="zxx" style:country-complex="none" style:font-style-complex="normal" style:font-weight-complex="normal"/>
    </style:style>
    <style:style style:name="P43" style:family="paragraph" style:parent-style-name="Text_20_body">
      <style:paragraph-properties fo:text-align="justify" style:justify-single-word="false"/>
      <style:text-properties fo:font-size="10.5pt" fo:language="fr" fo:country="FR" fo:font-style="normal" fo:font-weight="normal" officeooo:rsid="001133b5" officeooo:paragraph-rsid="000b7c71" fo:background-color="transparent" style:font-size-asian="10.5pt" style:language-asian="zxx" style:country-asian="none" style:font-style-asian="normal" style:font-weight-asian="normal" style:font-size-complex="10.5pt" style:language-complex="zxx" style:country-complex="none" style:font-style-complex="normal" style:font-weight-complex="normal"/>
    </style:style>
    <style:style style:name="P44" style:family="paragraph" style:parent-style-name="Text_20_body">
      <style:paragraph-properties fo:text-align="justify" style:justify-single-word="false"/>
      <style:text-properties fo:font-size="10.5pt" fo:language="fr" fo:country="FR" fo:font-style="normal" fo:font-weight="normal" officeooo:rsid="001133b5" officeooo:paragraph-rsid="001f6b67" fo:background-color="transparent" style:font-size-asian="10.5pt" style:language-asian="zxx" style:country-asian="none" style:font-style-asian="normal" style:font-weight-asian="normal" style:font-size-complex="10.5pt" style:language-complex="zxx" style:country-complex="none" style:font-style-complex="normal" style:font-weight-complex="normal"/>
    </style:style>
    <style:style style:name="P45" style:family="paragraph" style:parent-style-name="Text_20_body">
      <style:paragraph-properties fo:text-align="justify" style:justify-single-word="false"/>
      <style:text-properties fo:font-size="10.5pt" fo:language="fr" fo:country="FR" fo:font-weight="bold" officeooo:rsid="001133b5" officeooo:paragraph-rsid="001133b5" style:font-size-asian="10.5pt" style:language-asian="zxx" style:country-asian="none" style:font-weight-asian="bold" style:font-size-complex="10.5pt" style:language-complex="zxx" style:country-complex="none" style:font-weight-complex="bold"/>
    </style:style>
    <style:style style:name="P46" style:family="paragraph" style:parent-style-name="Text_20_body">
      <style:text-properties fo:font-size="10.5pt" style:font-size-asian="10.5pt" style:font-size-complex="10.5pt"/>
    </style:style>
    <style:style style:name="P47" style:family="paragraph" style:parent-style-name="Text_20_body">
      <style:text-properties fo:font-size="10.5pt" fo:font-weight="bold" style:font-size-asian="10.5pt" style:font-weight-asian="bold" style:font-size-complex="10.5pt" style:font-weight-complex="bold"/>
    </style:style>
    <style:style style:name="P48" style:family="paragraph" style:parent-style-name="Text_20_body">
      <style:text-properties officeooo:rsid="000feb72" officeooo:paragraph-rsid="000feb72"/>
    </style:style>
    <style:style style:name="P49" style:family="paragraph" style:parent-style-name="Text_20_body">
      <style:text-properties fo:font-weight="bold" officeooo:rsid="0013d8a3" officeooo:paragraph-rsid="0013d8a3" style:font-weight-asian="bold" style:font-weight-complex="bold"/>
    </style:style>
    <style:style style:name="P50" style:family="paragraph" style:parent-style-name="Text_20_body">
      <style:text-properties fo:font-weight="bold" officeooo:rsid="00153e40" officeooo:paragraph-rsid="00153e40" style:font-weight-asian="bold" style:font-weight-complex="bold"/>
    </style:style>
    <style:style style:name="P51" style:family="paragraph" style:parent-style-name="Text_20_body">
      <style:text-properties officeooo:rsid="0013d8a3" officeooo:paragraph-rsid="0013d8a3"/>
    </style:style>
    <style:style style:name="P52" style:family="paragraph" style:parent-style-name="Text_20_body">
      <style:text-properties fo:font-weight="normal" officeooo:rsid="0013d8a3" officeooo:paragraph-rsid="0013d8a3" style:font-weight-asian="normal" style:font-weight-complex="normal"/>
    </style:style>
    <style:style style:name="P53" style:family="paragraph" style:parent-style-name="Text_20_body">
      <style:paragraph-properties fo:text-align="justify" style:justify-single-word="false"/>
      <style:text-properties style:font-name="Liberation Serif" fo:font-size="12pt" style:font-size-asian="12pt" style:font-size-complex="12pt"/>
    </style:style>
    <style:style style:name="P54" style:family="paragraph" style:parent-style-name="Text_20_body">
      <style:paragraph-properties fo:text-align="justify" style:justify-single-word="false"/>
      <style:text-properties style:font-name="Liberation Serif" fo:font-size="12pt" officeooo:paragraph-rsid="00214ca2" style:font-size-asian="12pt" style:font-size-complex="12pt"/>
    </style:style>
    <style:style style:name="P55" style:family="paragraph" style:parent-style-name="Text_20_body">
      <style:paragraph-properties fo:text-align="justify" style:justify-single-word="false"/>
      <style:text-properties style:font-name="Liberation Serif" fo:font-size="12pt" officeooo:paragraph-rsid="0028a48f" style:font-size-asian="12pt" style:font-size-complex="12pt"/>
    </style:style>
    <style:style style:name="P56" style:family="paragraph" style:parent-style-name="Text_20_body">
      <style:paragraph-properties fo:text-align="justify" style:justify-single-word="false"/>
      <style:text-properties style:font-name="Liberation Serif" fo:font-size="12pt" officeooo:rsid="00293b89" officeooo:paragraph-rsid="002cd32e" style:font-size-asian="12pt" style:font-size-complex="12pt"/>
    </style:style>
    <style:style style:name="P57" style:family="paragraph" style:parent-style-name="Text_20_body">
      <style:paragraph-properties fo:text-align="justify" style:justify-single-word="false"/>
      <style:text-properties style:font-name="Liberation Serif" fo:font-size="12pt" officeooo:rsid="00293b89" officeooo:paragraph-rsid="002de820" style:font-size-asian="12pt" style:font-size-complex="12pt"/>
    </style:style>
    <style:style style:name="P58" style:family="paragraph" style:parent-style-name="Text_20_body">
      <style:paragraph-properties fo:text-align="justify" style:justify-single-word="false"/>
      <style:text-properties style:font-name="Liberation Serif" fo:font-size="12pt" officeooo:rsid="00293b89" officeooo:paragraph-rsid="00302ba2" style:font-size-asian="12pt" style:font-size-complex="12pt"/>
    </style:style>
    <style:style style:name="P59" style:family="paragraph" style:parent-style-name="Text_20_body">
      <style:paragraph-properties fo:text-align="justify" style:justify-single-word="false"/>
      <style:text-properties style:font-name="Liberation Serif" fo:font-size="12pt" fo:language="fr" fo:country="FR" officeooo:rsid="0028a48f" officeooo:paragraph-rsid="001f6b67" style:font-size-asian="12pt" style:language-asian="zxx" style:country-asian="none" style:font-size-complex="12pt" style:language-complex="zxx" style:country-complex="none"/>
    </style:style>
    <style:style style:name="P60" style:family="paragraph" style:parent-style-name="Text_20_body">
      <style:paragraph-properties fo:text-align="justify" style:justify-single-word="false"/>
      <style:text-properties style:font-name="Liberation Serif" fo:font-size="12pt" fo:language="fr" fo:country="FR" officeooo:rsid="0026bf85" officeooo:paragraph-rsid="0026bf85" style:font-size-asian="12pt" style:language-asian="zxx" style:country-asian="none" style:font-size-complex="12pt" style:language-complex="zxx" style:country-complex="none"/>
    </style:style>
    <style:style style:name="P61" style:family="paragraph" style:parent-style-name="Text_20_body">
      <style:paragraph-properties fo:text-align="justify" style:justify-single-word="false"/>
      <style:text-properties fo:font-size="12pt" fo:language="fr" fo:country="FR" officeooo:rsid="0026bf85" officeooo:paragraph-rsid="0026bf85" style:font-size-asian="12pt" style:language-asian="zxx" style:country-asian="none" style:font-size-complex="12pt" style:language-complex="zxx" style:country-complex="none"/>
    </style:style>
    <style:style style:name="P62" style:family="paragraph" style:parent-style-name="Footnote">
      <style:text-properties officeooo:paragraph-rsid="000afbe8"/>
    </style:style>
    <style:style style:name="P63" style:family="paragraph" style:parent-style-name="Footnote">
      <style:text-properties officeooo:rsid="000afbe8" officeooo:paragraph-rsid="000afbe8"/>
    </style:style>
    <style:style style:name="P64" style:family="paragraph" style:parent-style-name="Footnote">
      <style:text-properties officeooo:rsid="00214ca2" officeooo:paragraph-rsid="00214ca2"/>
    </style:style>
    <style:style style:name="P65" style:family="paragraph" style:parent-style-name="Footnote">
      <style:text-properties officeooo:rsid="0025a322" officeooo:paragraph-rsid="0025a322"/>
    </style:style>
    <style:style style:name="P66" style:family="paragraph" style:parent-style-name="Footnote">
      <style:text-properties officeooo:rsid="0028a48f" officeooo:paragraph-rsid="0028a48f"/>
    </style:style>
    <style:style style:name="P67" style:family="paragraph" style:parent-style-name="Footnote">
      <style:text-properties officeooo:paragraph-rsid="00310a25"/>
    </style:style>
    <style:style style:name="P68" style:family="paragraph" style:parent-style-name="Text_20_body">
      <style:paragraph-properties fo:text-align="justify" style:justify-single-word="false" fo:break-before="page"/>
      <style:text-properties fo:font-size="10.5pt" fo:language="fr" fo:country="FR" officeooo:rsid="001f6b67" officeooo:paragraph-rsid="001f6b67" style:font-size-asian="10.5pt" style:language-asian="zxx" style:country-asian="none" style:font-size-complex="10.5pt" style:language-complex="zxx" style:country-complex="none"/>
    </style:style>
    <style:style style:name="P69" style:family="paragraph" style:parent-style-name="Standard" style:list-style-name="L1">
      <style:paragraph-properties fo:text-align="justify" style:justify-single-word="false"/>
      <style:text-properties fo:font-size="10.5pt" fo:language="fr" fo:country="FR" officeooo:rsid="00217ef5" officeooo:paragraph-rsid="000afbe8" style:font-size-asian="10.5pt" style:language-asian="zxx" style:country-asian="none" style:font-size-complex="10.5pt" style:language-complex="zxx" style:country-complex="none"/>
    </style:style>
    <style:style style:name="P70" style:family="paragraph" style:parent-style-name="Standard" style:list-style-name="L1">
      <style:paragraph-properties fo:text-align="justify" style:justify-single-word="false"/>
      <style:text-properties fo:font-size="10.5pt" fo:language="fr" fo:country="FR" officeooo:rsid="00217ef5" officeooo:paragraph-rsid="001f6b67" style:font-size-asian="10.5pt" style:language-asian="zxx" style:country-asian="none" style:font-size-complex="10.5pt" style:language-complex="zxx" style:country-complex="none"/>
    </style:style>
    <style:style style:name="P71" style:family="paragraph" style:parent-style-name="Text_20_body" style:list-style-name="L1">
      <style:paragraph-properties fo:text-align="justify" style:justify-single-word="false"/>
      <style:text-properties fo:font-size="10.5pt" fo:language="fr" fo:country="FR" officeooo:rsid="000afbe8" officeooo:paragraph-rsid="000afbe8" style:font-size-asian="10.5pt" style:language-asian="zxx" style:country-asian="none" style:font-size-complex="10.5pt" style:language-complex="zxx" style:country-complex="none"/>
    </style:style>
    <style:style style:name="P72" style:family="paragraph" style:parent-style-name="Text_20_body" style:list-style-name="L1">
      <style:paragraph-properties fo:text-align="justify" style:justify-single-word="false"/>
      <style:text-properties fo:font-size="10.5pt" fo:language="fr" fo:country="FR" officeooo:rsid="000afbe8" officeooo:paragraph-rsid="001f6b67" style:font-size-asian="10.5pt" style:language-asian="zxx" style:country-asian="none" style:font-size-complex="10.5pt" style:language-complex="zxx" style:country-complex="none"/>
    </style:style>
    <style:style style:name="P73" style:family="paragraph" style:parent-style-name="Text_20_body" style:list-style-name="L1">
      <style:paragraph-properties fo:text-align="justify" style:justify-single-word="false"/>
      <style:text-properties fo:font-size="10.5pt" fo:language="fr" fo:country="FR" fo:font-style="normal" officeooo:rsid="002007c6" officeooo:paragraph-rsid="000afbe8" style:font-size-asian="10.5pt" style:language-asian="zxx" style:country-asian="none" style:font-style-asian="normal" style:font-size-complex="10.5pt" style:language-complex="zxx" style:country-complex="none" style:font-style-complex="normal"/>
    </style:style>
    <style:style style:name="P74" style:family="paragraph" style:parent-style-name="Text_20_body" style:list-style-name="L1">
      <style:paragraph-properties fo:text-align="justify" style:justify-single-word="false"/>
      <style:text-properties fo:font-size="10.5pt" fo:language="fr" fo:country="FR" fo:font-style="normal" officeooo:rsid="002007c6" officeooo:paragraph-rsid="001f6b67" style:font-size-asian="10.5pt" style:language-asian="zxx" style:country-asian="none" style:font-style-asian="normal" style:font-size-complex="10.5pt" style:language-complex="zxx" style:country-complex="none" style:font-style-complex="normal"/>
    </style:style>
    <style:style style:name="P75" style:family="paragraph" style:parent-style-name="Text_20_body" style:list-style-name="L1">
      <style:paragraph-properties fo:text-align="justify" style:justify-single-word="false"/>
      <style:text-properties fo:font-size="10.5pt" fo:language="fr" fo:country="FR" fo:font-style="normal" officeooo:rsid="00217ef5" officeooo:paragraph-rsid="000afbe8" style:font-size-asian="10.5pt" style:language-asian="zxx" style:country-asian="none" style:font-style-asian="normal" style:font-size-complex="10.5pt" style:language-complex="zxx" style:country-complex="none" style:font-style-complex="normal"/>
    </style:style>
    <style:style style:name="P76" style:family="paragraph" style:parent-style-name="Text_20_body" style:list-style-name="L1">
      <style:paragraph-properties fo:text-align="justify" style:justify-single-word="false"/>
      <style:text-properties fo:font-size="10.5pt" fo:language="fr" fo:country="FR" fo:font-style="normal" officeooo:rsid="00217ef5" officeooo:paragraph-rsid="001f6b67" style:font-size-asian="10.5pt" style:language-asian="zxx" style:country-asian="none" style:font-style-asian="normal" style:font-size-complex="10.5pt" style:language-complex="zxx" style:country-complex="none" style:font-style-complex="normal"/>
    </style:style>
    <style:style style:name="P77" style:family="paragraph" style:parent-style-name="Text_20_body" style:list-style-name="L2">
      <style:text-properties fo:font-size="10.5pt" officeooo:rsid="0016caa3" officeooo:paragraph-rsid="0016caa3" style:font-size-asian="10.5pt" style:font-size-complex="10.5pt"/>
    </style:style>
    <style:style style:name="P78" style:family="paragraph" style:parent-style-name="Text_20_body" style:list-style-name="L3">
      <style:text-properties fo:font-size="10.5pt" officeooo:paragraph-rsid="001956a1" style:font-size-asian="10.5pt" style:font-size-complex="10.5pt"/>
    </style:style>
    <style:style style:name="P79" style:family="paragraph" style:parent-style-name="Text_20_body">
      <style:paragraph-properties fo:text-align="justify" style:justify-single-word="false"/>
      <style:text-properties style:font-name="Liberation Serif" fo:font-size="12pt" fo:language="fr" fo:country="FR" officeooo:rsid="0028a48f" officeooo:paragraph-rsid="0028a48f" style:font-size-asian="12pt" style:language-asian="zxx" style:country-asian="none" style:font-size-complex="12pt" style:language-complex="zxx" style:country-complex="none"/>
    </style:style>
    <style:style style:name="P80" style:family="paragraph" style:parent-style-name="Text_20_body">
      <style:paragraph-properties fo:text-align="justify" style:justify-single-word="false" fo:break-before="page"/>
      <style:text-properties style:font-name="Liberation Serif" fo:font-size="12pt" officeooo:rsid="00293b89" officeooo:paragraph-rsid="0026bf85" style:font-size-asian="12pt" style:font-size-complex="12pt"/>
    </style:style>
    <style:style style:name="P81" style:family="paragraph" style:parent-style-name="Heading_20_4">
      <style:text-properties officeooo:rsid="0013d8a3" officeooo:paragraph-rsid="0013d8a3"/>
    </style:style>
    <style:style style:name="P82" style:family="paragraph" style:parent-style-name="Heading_20_4">
      <style:text-properties officeooo:rsid="00138f43" officeooo:paragraph-rsid="00138f43"/>
    </style:style>
    <style:style style:name="P83" style:family="paragraph" style:parent-style-name="Heading_20_3">
      <style:text-properties fo:font-weight="normal" officeooo:rsid="00184269" officeooo:paragraph-rsid="00184269" style:font-weight-asian="normal" style:font-weight-complex="normal"/>
    </style:style>
    <style:style style:name="P84" style:family="paragraph" style:parent-style-name="Footnote">
      <style:text-properties fo:font-style="normal" officeooo:rsid="000afbe8" officeooo:paragraph-rsid="00310a25" style:font-style-asian="normal" style:font-style-complex="normal"/>
    </style:style>
    <style:style style:name="T1" style:family="text">
      <style:text-properties officeooo:rsid="002a6e53"/>
    </style:style>
    <style:style style:name="T2" style:family="text">
      <style:text-properties officeooo:rsid="002b1ed7"/>
    </style:style>
    <style:style style:name="T3" style:family="text">
      <style:text-properties officeooo:rsid="002c2648"/>
    </style:style>
    <style:style style:name="T4" style:family="text">
      <style:text-properties officeooo:rsid="000afbe8"/>
    </style:style>
    <style:style style:name="T5" style:family="text">
      <style:text-properties fo:font-style="normal" style:font-style-asian="normal" style:font-style-complex="normal"/>
    </style:style>
    <style:style style:name="T6" style:family="text">
      <style:text-properties fo:font-style="normal" officeooo:rsid="002007c6" style:font-style-asian="normal" style:font-style-complex="normal"/>
    </style:style>
    <style:style style:name="T7" style:family="text">
      <style:text-properties fo:font-style="normal" officeooo:rsid="000afbe8" style:font-style-asian="normal" style:font-style-complex="normal"/>
    </style:style>
    <style:style style:name="T8" style:family="text">
      <style:text-properties fo:font-style="normal" officeooo:rsid="00217ef5" style:font-style-asian="normal" style:font-style-complex="normal"/>
    </style:style>
    <style:style style:name="T9" style:family="text">
      <style:text-properties fo:font-style="normal" officeooo:rsid="0022a6c9" style:font-style-asian="normal" style:font-style-complex="normal"/>
    </style:style>
    <style:style style:name="T10" style:family="text">
      <style:text-properties fo:font-style="normal" officeooo:rsid="000b7c71" style:font-style-asian="normal" style:font-style-complex="normal"/>
    </style:style>
    <style:style style:name="T11" style:family="text">
      <style:text-properties fo:font-style="normal" officeooo:rsid="002b894e" style:font-style-asian="normal" style:font-style-complex="normal"/>
    </style:style>
    <style:style style:name="T12" style:family="text">
      <style:text-properties fo:font-style="normal" officeooo:rsid="002cd32e" style:font-style-asian="normal" style:font-style-complex="normal"/>
    </style:style>
    <style:style style:name="T13" style:family="text">
      <style:text-properties fo:font-style="normal" officeooo:rsid="002de820" style:font-style-asian="normal" style:font-style-complex="normal"/>
    </style:style>
    <style:style style:name="T14" style:family="text">
      <style:text-properties fo:font-style="normal" officeooo:rsid="002e998b" style:font-style-asian="normal" style:font-style-complex="normal"/>
    </style:style>
    <style:style style:name="T15" style:family="text">
      <style:text-properties fo:font-style="normal" officeooo:rsid="00302ba2" style:font-style-asian="normal" style:font-style-complex="normal"/>
    </style:style>
    <style:style style:name="T16" style:family="text">
      <style:text-properties fo:font-style="normal" officeooo:rsid="00310a25" style:font-style-asian="normal" style:font-style-complex="normal"/>
    </style:style>
    <style:style style:name="T17" style:family="text">
      <style:text-properties fo:font-style="normal" style:font-style-asian="normal" style:font-weight-asian="normal" style:font-style-complex="normal"/>
    </style:style>
    <style:style style:name="T18" style:family="text">
      <style:text-properties fo:font-style="normal" officeooo:rsid="002719fb" style:font-style-asian="normal" style:font-weight-asian="normal" style:font-style-complex="normal"/>
    </style:style>
    <style:style style:name="T19" style:family="text">
      <style:text-properties fo:font-style="normal" officeooo:rsid="0027450e" style:font-style-asian="normal" style:font-weight-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fo:font-weight="normal" officeooo:rsid="002723f8" style:font-style-asian="normal" style:font-weight-asian="normal" style:font-style-complex="normal" style:font-weight-complex="normal"/>
    </style:style>
    <style:style style:name="T22" style:family="text">
      <style:text-properties fo:font-style="normal" fo:font-weight="normal" officeooo:rsid="000e9e42" style:font-style-asian="normal" style:font-weight-asian="normal" style:font-style-complex="normal" style:font-weight-complex="normal"/>
    </style:style>
    <style:style style:name="T23" style:family="text">
      <style:text-properties fo:font-style="normal" fo:font-weight="normal" officeooo:rsid="001956a1" style:font-style-asian="normal" style:font-weight-asian="normal" style:font-style-complex="normal" style:font-weight-complex="normal"/>
    </style:style>
    <style:style style:name="T24" style:family="text">
      <style:text-properties fo:font-style="italic" style:font-style-asian="italic" style:font-style-complex="italic"/>
    </style:style>
    <style:style style:name="T25" style:family="text">
      <style:text-properties fo:font-style="italic" officeooo:rsid="000afbe8" style:font-style-asian="italic" style:font-style-complex="italic"/>
    </style:style>
    <style:style style:name="T26" style:family="text">
      <style:text-properties fo:font-style="italic" officeooo:rsid="000b7c71" style:font-style-asian="italic" style:font-style-complex="italic"/>
    </style:style>
    <style:style style:name="T27" style:family="text">
      <style:text-properties fo:font-style="italic" officeooo:rsid="0013d8a3" style:font-style-asian="italic" style:font-style-complex="italic"/>
    </style:style>
    <style:style style:name="T28" style:family="text">
      <style:text-properties fo:font-style="italic" officeooo:rsid="0020979f" style:font-style-asian="italic" style:font-style-complex="italic"/>
    </style:style>
    <style:style style:name="T29" style:family="text">
      <style:text-properties fo:font-style="italic" officeooo:rsid="002b894e" style:font-style-asian="italic" style:font-style-complex="italic"/>
    </style:style>
    <style:style style:name="T30" style:family="text">
      <style:text-properties fo:font-style="italic" officeooo:rsid="002cd32e" style:font-style-asian="italic" style:font-style-complex="italic"/>
    </style:style>
    <style:style style:name="T31" style:family="text">
      <style:text-properties fo:font-style="italic" officeooo:rsid="002de820" style:font-style-asian="italic" style:font-style-complex="italic"/>
    </style:style>
    <style:style style:name="T32" style:family="text">
      <style:text-properties fo:font-style="italic" officeooo:rsid="002719fb" style:font-style-asian="italic" style:font-weight-asian="normal" style:font-style-complex="italic"/>
    </style:style>
    <style:style style:name="T33" style:family="text">
      <style:text-properties fo:font-style="italic" fo:font-weight="normal" officeooo:rsid="002723f8" style:font-style-asian="italic" style:font-weight-asian="normal" style:font-style-complex="italic" style:font-weight-complex="normal"/>
    </style:style>
    <style:style style:name="T34" style:family="text">
      <style:text-properties officeooo:rsid="000b7c71"/>
    </style:style>
    <style:style style:name="T35" style:family="text">
      <style:text-properties fo:font-weight="bold" style:font-weight-asian="bold" style:font-weight-complex="bold"/>
    </style:style>
    <style:style style:name="T36" style:family="text">
      <style:text-properties fo:font-weight="bold" officeooo:rsid="000afbe8" style:font-weight-asian="bold" style:font-weight-complex="bold"/>
    </style:style>
    <style:style style:name="T37" style:family="text">
      <style:text-properties fo:font-weight="bold" officeooo:rsid="000b7c71" style:font-weight-asian="bold" style:font-weight-complex="bold"/>
    </style:style>
    <style:style style:name="T38" style:family="text">
      <style:text-properties fo:font-weight="bold" officeooo:rsid="0013d8a3" style:font-weight-asian="bold" style:font-weight-complex="bold"/>
    </style:style>
    <style:style style:name="T39" style:family="text">
      <style:text-properties fo:font-weight="bold" officeooo:rsid="002a6e53" style:font-weight-asian="bold" style:font-weight-complex="bold"/>
    </style:style>
    <style:style style:name="T40" style:family="text">
      <style:text-properties officeooo:rsid="000d711a"/>
    </style:style>
    <style:style style:name="T41" style:family="text">
      <style:text-properties fo:font-size="10.5pt" fo:font-style="normal" fo:font-weight="normal" officeooo:rsid="002723f8" style:font-size-asian="10.5pt" style:font-style-asian="normal" style:font-weight-asian="normal" style:font-size-complex="10.5pt" style:font-style-complex="normal" style:font-weight-complex="normal"/>
    </style:style>
    <style:style style:name="T42" style:family="text">
      <style:text-properties fo:font-size="10.5pt" fo:font-style="normal" fo:font-weight="normal" officeooo:rsid="000b7c71" style:font-size-asian="10.5pt" style:font-style-asian="normal" style:font-weight-asian="normal" style:font-size-complex="10.5pt" style:font-style-complex="normal" style:font-weight-complex="normal"/>
    </style:style>
    <style:style style:name="T43" style:family="text">
      <style:text-properties fo:font-size="10.5pt" fo:font-style="normal" fo:font-weight="normal" officeooo:rsid="000e9e42" style:font-size-asian="10.5pt" style:font-style-asian="normal" style:font-weight-asian="normal" style:font-size-complex="10.5pt" style:font-style-complex="normal" style:font-weight-complex="normal"/>
    </style:style>
    <style:style style:name="T44" style:family="text">
      <style:text-properties fo:font-size="10.5pt" fo:font-style="normal" fo:font-weight="normal" officeooo:rsid="001133b5" style:font-size-asian="10.5pt" style:font-style-asian="normal" style:font-weight-asian="normal" style:font-size-complex="10.5pt" style:font-style-complex="normal" style:font-weight-complex="normal"/>
    </style:style>
    <style:style style:name="T45" style:family="text">
      <style:text-properties fo:font-size="10.5pt" fo:font-style="normal" fo:font-weight="normal" officeooo:rsid="001a313b" style:font-size-asian="10.5pt" style:font-style-asian="normal" style:font-weight-asian="normal" style:font-size-complex="10.5pt" style:font-style-complex="normal" style:font-weight-complex="normal"/>
    </style:style>
    <style:style style:name="T46" style:family="text">
      <style:text-properties fo:font-size="10.5pt" style:font-size-asian="10.5pt" style:font-size-complex="10.5pt"/>
    </style:style>
    <style:style style:name="T47" style:family="text">
      <style:text-properties officeooo:rsid="000e9e42"/>
    </style:style>
    <style:style style:name="T48" style:family="text">
      <style:text-properties officeooo:rsid="00108167"/>
    </style:style>
    <style:style style:name="T49" style:family="text">
      <style:text-properties officeooo:rsid="001133b5"/>
    </style:style>
    <style:style style:name="T50" style:family="text">
      <style:text-properties officeooo:rsid="00138f43"/>
    </style:style>
    <style:style style:name="T51" style:family="text">
      <style:text-properties officeooo:rsid="0013d8a3"/>
    </style:style>
    <style:style style:name="T52" style:family="text">
      <style:text-properties officeooo:rsid="00153e40"/>
    </style:style>
    <style:style style:name="T53" style:family="text">
      <style:text-properties officeooo:rsid="001956a1"/>
    </style:style>
    <style:style style:name="T54" style:family="text">
      <style:text-properties officeooo:rsid="0020979f"/>
    </style:style>
    <style:style style:name="T55" style:family="text">
      <style:text-properties officeooo:rsid="00214ca2"/>
    </style:style>
    <style:style style:name="T56" style:family="text">
      <style:text-properties officeooo:rsid="0025a322"/>
    </style:style>
    <style:style style:name="T57" style:family="text">
      <style:text-properties fo:language="fr" fo:country="FR" officeooo:rsid="0028a48f" style:language-asian="zxx" style:country-asian="none" style:language-complex="zxx" style:country-complex="none"/>
    </style:style>
    <style:style style:name="T58" style:family="text">
      <style:text-properties fo:language="fr" fo:country="FR" officeooo:rsid="0026bf85" style:language-asian="zxx" style:country-asian="none" style:language-complex="zxx" style:country-complex="none"/>
    </style:style>
    <style:style style:name="T59" style:family="text">
      <style:text-properties fo:language="fr" fo:country="FR" officeooo:rsid="0028ae63" style:language-asian="zxx" style:country-asian="none" style:language-complex="zxx" style:country-complex="none"/>
    </style:style>
    <style:style style:name="T60" style:family="text">
      <style:text-properties fo:language="fr" fo:country="FR" fo:font-style="italic" officeooo:rsid="0028a48f" style:language-asian="zxx" style:country-asian="none" style:font-style-asian="italic" style:language-complex="zxx" style:country-complex="none" style:font-style-complex="italic"/>
    </style:style>
    <style:style style:name="T61" style:family="text">
      <style:text-properties officeooo:rsid="002b894e"/>
    </style:style>
    <style:style style:name="T62" style:family="text">
      <style:text-properties officeooo:rsid="002de82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3" text:outline-level="3">LA COMPENSATION ÉCOLOGIQUE REMPLIT-ELLE LE RÔLE QUI LUI EST ASSIGNÉ ?</text:h>
      <text:h text:style-name="Heading_20_5" text:outline-level="5">question de l'adéquation des mesures compensatoires des projets d'aménagement aux réalités écologiques</text:h>
      <text:h text:style-name="Heading_20_3" text:outline-level="3">Introduction</text:h>
      <text:p text:style-name="P12"/>
      <text:p text:style-name="P21">→<text:span text:style-name="T34"> </text:span><text:span text:style-name="T35">Constat </text:span>: <text:span text:style-name="T52">Étude, </text:span><text:span text:style-name="T18">« </text:span><text:span text:style-name="T32">L'évaluation des écosystèmes pour le Millénaire </text:span><text:span text:style-name="T18">» a conclu que le rythme actuel d'extinction des espèces est cent fois plus rapide que le rythme d'extinction naturel.</text:span></text:p>
      <text:p text:style-name="P21"><text:span text:style-name="T18">→</text:span><text:span text:style-name="T17"> développements sur les impacts des activités humaines sur l'environnement : Rapport du Club de Rome ; Rapport Brundtland</text:span><text:span text:style-name="T17"><text:note text:id="ftn1" text:note-class="footnote"><text:note-citation>1</text:note-citation><text:note-body><text:p text:style-name="P62"><text:span text:style-name="T4">Le rapport pointe le rôle que peuvent jouer les mesures compensatoires dans le cadre de la diminution des impacts environnementaux des activités humaines : </text:span>« <text:span text:style-name="T4">On peut encourager les entreprises à investir dans des mesures préventives, curatives ou compensatoires en leur accordant des subventions de différentes sortes. En réalité, dans la plupart des pays industrialisés et dans de nombreux pays en développement, les subventions représentent un moyen fréquent d’encourager les sociétés à investir dans des mesures nécessaires pour prévenir les dommages extérieurs. » . In </text:span><text:span text:style-name="T25">Rapport Brundtland</text:span><text:span text:style-name="T4">, p. 179</text:span></text:p><text:p text:style-name="P63">http://www.diplomatie.gouv.fr/fr/sites/odyssee-developpement-durable/files/5/rapport_brundtland.pdf</text:p></text:note-body></text:note></text:span></text:p>
      <text:p text:style-name="P22">→<text:span text:style-name="T4"> </text:span><text:s/><text:span text:style-name="T36">A</text:span><text:span text:style-name="T35">pproche historique</text:span> : <text:span text:style-name="T4">les évolutions de </text:span><text:span text:style-name="T6">loi <text:s/></text:span><text:span text:style-name="T7">n°</text:span><text:span text:style-name="T6">76-629 </text:span><text:span text:style-name="T7">relative à la protection de la nature, jusqu'à la réforme </text:span><text:span text:style-name="T10">récente </text:span><text:span text:style-name="T7">des études d'impact</text:span></text:p>
      <text:list xml:id="list1412038839743843419" text:style-name="L1">
        <text:list-item>
          <text:p text:style-name="P71"><text:span text:style-name="T5">Loi <text:s/></text:span><text:span text:style-name="T6">76-629 relative à la protection de la nature</text:span></text:p>
        </text:list-item>
        <text:list-item>
          <text:p text:style-name="P73">Décret n°77-1141</text:p>
        </text:list-item>
        <text:list-item>
          <text:p text:style-name="P75">Ordonnance 2001-321 transposant l'article 6 alinéa 4 de la directive « Habitat » 92/43/CEE</text:p>
        </text:list-item>
        <text:list-item>
          <text:p text:style-name="P71"><text:span text:style-name="T5">L</text:span><text:span text:style-name="T8">oi n° 2009-967 de programmation relative à la mise en œuvre du Grenelle Environnement</text:span></text:p>
        </text:list-item>
        <text:list-item>
          <text:p text:style-name="P69"><text:span text:style-name="T9">D</text:span><text:span text:style-name="T5">écret n° 2011-2019 portant réforme des études d'impact</text:span></text:p>
        </text:list-item>
      </text:list>
      <text:p text:style-name="P3"/>
      <text:p text:style-name="P24">→ <text:span text:style-name="T35">éléments d'étude comparative : </text:span><text:span text:style-name="T21">C</text:span><text:span text:style-name="T22">ompensation unique / banque de compensation / fonds de compensation</text:span></text:p>
      <text:p text:style-name="P24"><text:span text:style-name="T37">à partir de : </text:span><text:span text:style-name="T21">« Compenser les atteintes à la biodiversité : expériences internationales et enseignements pour la France », </text:span><text:span text:style-name="T33">Le point sur</text:span><text:span text:style-name="T21">, <text:s/>n°133 Commissariat général au développement durable</text:span><text:span text:style-name="T33">, </text:span><text:span text:style-name="T21">ao</text:span><text:span text:style-name="T23">û</text:span><text:span text:style-name="T21">t 2012, 4 p.</text:span></text:p>
      <text:p text:style-name="P24"><text:span text:style-name="T49">→ restriction du sujet aux mesures compensatoires des impacts de projets d’infrastructures ou d’aménagements industriels. </text:span><text:span text:style-name="T21">Deux grands types de compensations : </text:span></text:p>
      <text:p text:style-name="P27"><text:span text:style-name="T21">- La compensation avant la mise en exploitation : les mesures compensatoires viennent compenser l’impact résiduel d’un projet d’aménagement, lorsque toutes les mesures ont été prises pour éviter et réduire les impacts. Elles doivent être prévues avant l’impact </text:span><text:span text:style-name="T20">dans le cadre d'une étude d'impact ; et</text:span></text:p>
      <text:p text:style-name="P27"><text:span text:style-name="T21">- La compensation d’impacts survenus après des dommages et/ou de pertes intermédi</text:span><text:span text:style-name="T20">aires.</text:span></text:p>
      <text:p text:style-name="P39">Traitement des mesures compensatoires préalables uniquement.</text:p>
      <text:p text:style-name="P41"/>
      <text:p text:style-name="P17"><text:span text:style-name="T41">P</text:span><text:span text:style-name="T42">B : Les mesures compensatoires remplissent-elles le</text:span><text:span text:style-name="T45">s objectifs qui leur sont assignés</text:span><text:span text:style-name="T42">? </text:span><text:span text:style-name="T43">Les mesures compensatoires compensent-elles efficacement ?</text:span></text:p>
      <text:p text:style-name="P19"><text:span text:style-name="T43">- </text:span><text:span text:style-name="T44">Le(s) but(s) des mesures compensatoires ;</text:span></text:p>
      <text:p text:style-name="P43">- les moyens mis à la disposition de la réalisation de ce(s) but(s) ;</text:p>
      <text:p text:style-name="P43"><text:soft-page-break/>- les obstacles </text:p>
      <text:h text:style-name="Heading_20_3" text:outline-level="3">I. <text:span text:style-name="T47">Le rôle (but et moyens) des mesures compensatoires</text:span></text:h>
      <text:h text:style-name="Heading_20_4" text:outline-level="4">A. <text:span text:style-name="T48">Le but assigné aux mesures compensatoires</text:span></text:h>
      <text:p text:style-name="P16"><text:toc-mark-start text:id="IMark78576664" text:outline-level="7"/>1. <text:s/>présentation du cadre des études d'impact environnemental<text:toc-mark-end text:id="IMark78576664"/></text:p>
      <text:p text:style-name="P33">Art. R. 122-5 II 7° du Code de <text:span text:style-name="T53">l'environnement :</text:span> l’étude d’impact présente les mesures prévues par le maître d’ouvrage pour « compenser, lorsque cela est possible, les effets négatifs notables du projet sur l’environnement ou la santé humaine qui n’ont pu être ni évités ni suffisamment réduits. S’il n’est pas possible de compenser ces effets, le [...] maître d’ouvrage justifie cette impossibilité. »</text:p>
      <text:p text:style-name="P33">→<text:span text:style-name="T47"> Importance <text:s/>de l'identification des impacts dans l'étude d'impact : éléments constitutifs de l'étude d'impact</text:span></text:p>
      <text:p text:style-name="P33">→<text:span text:style-name="T47"> difficulté de la discussion des mesures compensatoires dans le cadre du débat public : mesures compensatoires déjà arrêtés par le porteur du projet / discussion du projet dans son ensemble, mais possibilité de mesures compensatoires très locales.</text:span></text:p>
      <text:p text:style-name="P14"><text:toc-mark-start text:id="IMark78574792" text:outline-level="1"/><text:span text:style-name="T40">2.</text:span> <text:span text:style-name="T34">L'inscription des mesures compensatoires dans le cadre d'activités autorisées et dans les outils de planification</text:span><text:toc-mark-end text:id="IMark78574792"/></text:p>
      <text:p text:style-name="P34">Natura 2000 (art. R. 414-23 IV 2) <text:s/>// espèces protégées (<text:span text:style-name="T53">a</text:span>rrêté du 19 février 2007 fixant les conditions de demande et d’instruction des dérogations définies au 4° de l’article L.411-2 du Code de <text:span text:style-name="T53">l'environnement</text:span>) // eau et milieux aquatiques (art. R. 214-6 4° et R. 214-32 4° du Code de <text:span text:style-name="T53">l'environnement</text:span>) // défrichement (art. L. 311-4 du code forestier)</text:p>
      <text:p text:style-name="P22"/>
      <text:p text:style-name="P22">- <text:span text:style-name="T2">le cadre des mesures compensatoires : l'étude d'impact environnementale</text:span></text:p>
      <text:p text:style-name="P15"><text:toc-mark-start text:id="IMark78602072" text:outline-level="1"/><text:span text:style-name="T34">3.</text:span> <text:toc-mark-start text:id="IMark78590840" text:outline-level="1"/><text:span text:style-name="T34">Les mesures compensatoires sont des mesures de dernier recours</text:span><text:toc-mark-end text:id="IMark78590840"/><text:toc-mark-end text:id="IMark78602072"/></text:p>
      <text:p text:style-name="P35">Doctrine nationale : «  <text:span text:style-name="T19">éviter, réduire, compenser »</text:span></text:p>
      <text:p text:style-name="P8">* Donner la priorité à l'évitement, puis à la réduction,</text:p>
      <text:p text:style-name="P8">* Assurer la cohérence et la complémentarité des mesures environnementales prises au titre de différentes procédures,</text:p>
      <text:p text:style-name="P8">*<text:span text:style-name="T34">de la difficulté d'i</text:span>dentifier <text:span text:style-name="T34">(</text:span><text:span text:style-name="T26">a priori</text:span><text:span text:style-name="T10">)</text:span> et <text:span text:style-name="T34">de</text:span> caractériser les impacts <text:span text:style-name="T34">résiduels</text:span></text:p>
      <text:p text:style-name="P10">Les mesures compensatoires ne sauraient justifiées l'autorisation : importance d la notion d'utilité publique (en particulier pour les travaux d'infrastructures).</text:p>
      <text:p text:style-name="P1"/>
      <text:h text:style-name="Heading_20_4" text:outline-level="4"><text:span text:style-name="T3">B</text:span>. L<text:span text:style-name="T40">es outils au service de la compensation</text:span></text:h>
      <text:p text:style-name="P16">1. le préalable écologique : l'évaluation du niveau des impacts résiduels</text:p>
      <text:p text:style-name="P36">- <text:span text:style-name="T40">difficulté des paramètres à prendre en compte : complexité d'un milieu :</text:span></text:p>
      <text:p text:style-name="P36">- <text:span text:style-name="T40">apport de la trame verte et bleue</text:span></text:p>
      <text:p text:style-name="P16">2. l'apport des outils économétriques</text:p>
      <text:p text:style-name="P13"><text:s/><text:span text:style-name="T46">trois outils de quantification des atteintes à l'environnement :</text:span></text:p>
      <text:p text:style-name="P11">- les dommages et intérêts prévus par la loi ;</text:p>
      <text:p text:style-name="P11">- la valeur des services rendus par les écosystèmes ;</text:p>
      <text:p text:style-name="P7">- valeurs d'échanges éventuelles.</text:p>
      <text:p text:style-name="P2"/>
      <text:p text:style-name="P14"><text:span text:style-name="T40">3.</text:span> <text:span text:style-name="T40">Les outils juridiques de pérennisation de la compensation</text:span></text:p>
      <text:p text:style-name="P9"><text:soft-page-break/>- la voie amiable, </text:p>
      <text:p text:style-name="P9">- le droit de préemption, </text:p>
      <text:p text:style-name="P5">- l’expropriation pour cause d’utilité publique</text:p>
      <text:p text:style-name="P5"/>
      <text:p text:style-name="P6">- Arrêté Préfectoral de Protection de Biotope (APPB)</text:p>
      <text:p text:style-name="P27"/>
      <text:p text:style-name="P45">4. La réalisation pratique des mesures compensatoires</text:p>
      <text:p text:style-name="P28">- <text:span text:style-name="T52">la </text:span>compensation <text:span text:style-name="T52">par le maître d'ouvrage lui même ;</text:span></text:p>
      <text:p text:style-name="P28">- financer <text:span text:style-name="T52">d'</text:span>une tierce partie, publique ou privée <text:span text:style-name="T52">(CDC Biodiversité) :</text:span></text:p>
      <text:p text:style-name="P28">→<text:span text:style-name="T52"> expérimentation d'une réserve d'actifs naturels par la CDC Biodiversité</text:span></text:p>
      <text:p text:style-name="P28">→<text:span text:style-name="T52"> fonds d'interventions pour la patrimoine naturel (FIPAN) mutualise les financements sur un patrimoine naturel identifié afin d'assurer la préservation, la restauration ou la renaturation d'espaces.</text:span></text:p>
      <text:p text:style-name="P27"/>
      <text:h text:style-name="Heading_20_3" text:outline-level="3"><text:span text:style-name="T1">I</text:span>I. <text:span text:style-name="T50">Avantages et limites de la compensation</text:span></text:h>
      <text:list xml:id="list6191572493207319712" text:style-name="L2">
        <text:list-item>
          <text:p text:style-name="P77">Les mesures compensatoires sont évaluées au cas par cas. Chaque dossier est différent, les mesures à réaliser et les ratios de compensation seront donc propres à chaque dossier.</text:p>
        </text:list-item>
      </text:list>
      <text:list xml:id="list7621266344402538684" text:style-name="L3">
        <text:list-item>
          <text:p text:style-name="P78">Tout n'est pas compensable / situation <text:span text:style-name="T53">d'irréversibilité</text:span></text:p>
        </text:list-item>
      </text:list>
      <text:h text:style-name="P81" text:outline-level="4">A. Les avantages de la compensation environnementale</text:h>
      <text:p text:style-name="P50">1. Une meilleure prise en compte de l'environnement par le porteur de projet</text:p>
      <text:p text:style-name="P52"/>
      <text:p text:style-name="P49"><text:span text:style-name="T52">2</text:span>. Possibilité de réaliser des projets neutres, voire positif au plan environnemental</text:p>
      <text:p text:style-name="P51"/>
      <text:p text:style-name="P49"><text:span text:style-name="T52">3</text:span>. <text:span text:style-name="T52">Une opportunité de financement de la conservation environnementale</text:span></text:p>
      <text:h text:style-name="P82" text:outline-level="4">B. Les difficultés de compensation environnementale</text:h>
      <text:p text:style-name="Text_20_body">Propos liminaires, sur les obstacles résultant du cadre plus large de l'étude d'impact</text:p>
      <text:p text:style-name="P48">→<text:span text:style-name="T50"> </text:span></text:p>
      <text:p text:style-name="P47"><text:span text:style-name="T51">1</text:span>. <text:span text:style-name="T50">La difficulté méthodologique</text:span></text:p>
      <text:p text:style-name="P38"><text:span text:style-name="T51">a</text:span>. Les problèmes éthiques de la compensation</text:p>
      <text:p text:style-name="P37">La compensation : un droit de détruire ?</text:p>
      <text:p text:style-name="P37"><text:span text:style-name="T27">b</text:span><text:span text:style-name="T24">. les difficultés techniques et scientifiques de détermination des mesures compensatoires</text:span></text:p>
      <text:p text:style-name="P30">→ difficulté de prise en compte de la biodiversité ordinaire ;</text:p>
      <text:p text:style-name="P23">- <text:span text:style-name="T47">qu'est ce qu'on compense ? Tout n'est pas compensable / espèces protégées / nature / ordinaire / services écologiques /etc</text:span></text:p>
      <text:p text:style-name="P46"/>
      <text:p text:style-name="P46"><text:span text:style-name="T38">2</text:span><text:span text:style-name="T35">. </text:span><text:span text:style-name="T39">Effectivité des mesures compensatoires</text:span></text:p>
      <text:p text:style-name="P23"><text:soft-page-break/>- <text:span text:style-name="T47">Où compenser ? In situ / ailleurs / problèmes avec les agriculteurs, etc.</text:span></text:p>
      <text:p text:style-name="P23">- <text:span text:style-name="T52">Difficulté de respect des spécificités écologiques des sites impactés</text:span></text:p>
      <text:p text:style-name="P23">- <text:span text:style-name="T47">Difficulté d'appliquer l'obligation légale de compensation dans le cadre de la hiérarchie « éviter, réduire, compenser ».</text:span></text:p>
      <text:p text:style-name="P25">- <text:span text:style-name="T34">La difficulté de pérennisation des mesures compensatoires</text:span></text:p>
      <text:p text:style-name="P25"/>
      <text:p text:style-name="P25"/>
      <text:p text:style-name="P31"/>
      <text:p text:style-name="P68">SOMMAIRE</text:p>
      <text:p text:style-name="P32"/>
      <text:p text:style-name="P68">TABLE DES ABBREVATIONS</text:p>
      <text:p text:style-name="P32"/>
      <text:p text:style-name="P80"/>
      <text:p text:style-name="P59"/>
      <text:p text:style-name="P79"/>
      <text:p text:style-name="P60"/>
      <text:p text:style-name="P61"/>
      <text:p text:style-name="P26">→<text:span text:style-name="T4"> </text:span><text:s/><text:span text:style-name="T36">A</text:span><text:span text:style-name="T35">pproche historique</text:span> : <text:span text:style-name="T4">les évolutions de </text:span><text:span text:style-name="T6">loi <text:s/></text:span><text:span text:style-name="T7">n°</text:span><text:span text:style-name="T6">76-629 </text:span><text:span text:style-name="T7">relative à la protection de la nature, jusqu'à la réforme </text:span><text:span text:style-name="T10">récente </text:span><text:span text:style-name="T7">des études d'impact</text:span></text:p>
      <text:list xml:id="list181250299066098" text:continue-list="list1412038839743843419" text:style-name="L1">
        <text:list-item>
          <text:p text:style-name="P72"><text:span text:style-name="T5">Loi <text:s/></text:span><text:span text:style-name="T6">76-629 relative à la protection de la nature</text:span></text:p>
        </text:list-item>
        <text:list-item>
          <text:p text:style-name="P74">Décret n°77-1141</text:p>
        </text:list-item>
        <text:list-item>
          <text:p text:style-name="P76">Ordonnance 2001-321 transposant l'article 6 alinéa 4 de la directive « Habitat » 92/43/CEE</text:p>
        </text:list-item>
        <text:list-item>
          <text:p text:style-name="P72"><text:span text:style-name="T5">L</text:span><text:span text:style-name="T8">oi n° 2009-967 de programmation relative à la mise en œuvre du Grenelle Environnement</text:span></text:p>
        </text:list-item>
        <text:list-item>
          <text:p text:style-name="P70"><text:span text:style-name="T9">D</text:span><text:span text:style-name="T5">écret n° 2011-2019 portant réforme des études d'impact</text:span></text:p>
        </text:list-item>
      </text:list>
      <text:p text:style-name="P4"/>
      <text:p text:style-name="P26">→ <text:span text:style-name="T35">éléments d'étude comparative : </text:span><text:span text:style-name="T21">C</text:span><text:span text:style-name="T22">ompensation unique / banque de compensation / fonds de compensation</text:span></text:p>
      <text:p text:style-name="P26"><text:span text:style-name="T37">à partir de : </text:span><text:span text:style-name="T21">« Compenser les atteintes à la biodiversité : expériences internationales et enseignements pour la France », </text:span><text:span text:style-name="T33">Le point sur</text:span><text:span text:style-name="T21">, <text:s/>n°133 Commissariat général au développement durable</text:span><text:span text:style-name="T33">, </text:span><text:span text:style-name="T21">ao</text:span><text:span text:style-name="T23">û</text:span><text:span text:style-name="T21">t 2012, 4 p.</text:span></text:p>
      <text:p text:style-name="P26"><text:span text:style-name="T49">→ restriction du sujet aux mesures compensatoires des impacts de projets d’infrastructures ou d’aménagements industriels. </text:span><text:span text:style-name="T21">Deux grands types de compensations : </text:span></text:p>
      <text:p text:style-name="P29"><text:span text:style-name="T21">- La compensation avant la mise en exploitation : les mesures compensatoires viennent compenser l’impact résiduel d’un projet d’aménagement, lorsque toutes les mesures ont été prises pour éviter et réduire les impacts. Elles doivent être prévues avant l’impact </text:span><text:span text:style-name="T20">dans le cadre d'une étude d'impact ; et</text:span></text:p>
      <text:p text:style-name="P29"><text:span text:style-name="T21">- La compensation d’impacts survenus après des dommages et/ou de pertes intermédi</text:span><text:span text:style-name="T20">aires.</text:span></text:p>
      <text:p text:style-name="P40">Traitement des mesures compensatoires préalables uniquement.</text:p>
      <text:p text:style-name="P42"/>
      <text:p text:style-name="P18"><text:span text:style-name="T41">P</text:span><text:span text:style-name="T42">B : Les mesures compensatoires remplissent-elles le</text:span><text:span text:style-name="T45">s objectifs qui leur sont assignés</text:span><text:span text:style-name="T42">? </text:span><text:span text:style-name="T43">Les mesures compensatoires compensent-elles efficacement ?</text:span></text:p>
      <text:p text:style-name="P20"><text:span text:style-name="T43">- </text:span><text:span text:style-name="T44">Le(s) but(s) des mesures compensatoires ;</text:span></text:p>
      <text:p text:style-name="P44">- les moyens mis à la disposition de la réalisation de ce(s) but(s) ;</text:p>
      <text:p text:style-name="P44">- les obstacl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8T17:58:55.429369847</meta:creation-date>
    <dc:date>2014-08-01T18:12:49.914657851</dc:date>
    <meta:editing-duration>P1DT23H51M23S</meta:editing-duration>
    <meta:editing-cycles>16</meta:editing-cycles>
    <meta:generator>LibreOffice/4.2.4.2$Linux_X86_64 LibreOffice_project/420m0$Build-2</meta:generator>
    <meta:document-statistic meta:table-count="0" meta:image-count="0" meta:object-count="0" meta:page-count="7" meta:paragraph-count="96" meta:word-count="1366" meta:character-count="9046" meta:non-whitespace-character-count="7768"/>
  </office:meta>
</office:document-meta>
</file>